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110001">
            <text:p>SNOANTDIA11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770699.23">
            <text:p>2770699,23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110001','2014-11-30','---','-------------------------','2110104020000000002','SCGCMP','SNOANTDIA110001','H','PROVISION DE ANTIGUEDAD DE PRESTACIONES SOCIALES NOMINA DIARIA NOVIEMBRE 2014',2770699,23,0);">
            <text:p>INSERT INTO scg_dt_cmp VALUES('0001','SCGCMP','SNOANTDIA110001','2014-11-30','---','-------------------------','2110104020000000002','SCGCMP','SNOANTDIA110001','H','PROVISION DE ANTIGUEDAD DE PRESTACIONES SOCIALES NOMINA DIARIA NOVIEMBRE 2014',2770699,23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602</text:p>
          </table:table-cell>
          <table:table-cell table:style-name="ce8" office:value-type="float" office:value="14698.29">
            <text:p>14.698,29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110001','2014-11-30','---','-------------------------','6110800003602000001','SCGCMP','SNOANTDIA110001','D','PROVISION DE ANTIGUEDAD DE PRESTACIONES SOCIALES NOMINA DIARIA NOVIEMBRE 2014',14698,29,1);">
            <text:p>INSERT INTO scg_dt_cmp VALUES('0001','SCGCMP','SNOANTDIA110001','2014-11-30','---','-------------------------','6110800003602000001','SCGCMP','SNOANTDIA110001','D','PROVISION DE ANTIGUEDAD DE PRESTACIONES SOCIALES NOMINA DIARIA NOVIEMBRE 2014',14698,29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560.37">
            <text:p>3.560,37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110001','2014-11-30','---','-------------------------','6110800004504000001','SCGCMP','SNOANTDIA110001','D','PROVISION DE ANTIGUEDAD DE PRESTACIONES SOCIALES NOMINA DIARIA NOVIEMBRE 2014',3560,37,2);">
            <text:p>INSERT INTO scg_dt_cmp VALUES('0001','SCGCMP','SNOANTDIA110001','2014-11-30','---','-------------------------','6110800004504000001','SCGCMP','SNOANTDIA110001','D','PROVISION DE ANTIGUEDAD DE PRESTACIONES SOCIALES NOMINA DIARIA NOVIEMBRE 2014',3560,3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002</text:p>
          </table:table-cell>
          <table:table-cell table:style-name="ce8" office:value-type="float" office:value="469535.24">
            <text:p>469.535,24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110001','2014-11-30','---','-------------------------','6110800002002000001','SCGCMP','SNOANTDIA110001','D','PROVISION DE ANTIGUEDAD DE PRESTACIONES SOCIALES NOMINA DIARIA NOVIEMBRE 2014',469535,24,3);">
            <text:p>INSERT INTO scg_dt_cmp VALUES('0001','SCGCMP','SNOANTDIA110001','2014-11-30','---','-------------------------','6110800002002000001','SCGCMP','SNOANTDIA110001','D','PROVISION DE ANTIGUEDAD DE PRESTACIONES SOCIALES NOMINA DIARIA NOVIEMBRE 2014',469535,24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903</text:p>
          </table:table-cell>
          <table:table-cell table:style-name="ce8" office:value-type="float" office:value="25378.44">
            <text:p>25.378,44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110001','2014-11-30','---','-------------------------','6110800002903000001','SCGCMP','SNOANTDIA110001','D','PROVISION DE ANTIGUEDAD DE PRESTACIONES SOCIALES NOMINA DIARIA NOVIEMBRE 2014',25378,44,4);">
            <text:p>INSERT INTO scg_dt_cmp VALUES('0001','SCGCMP','SNOANTDIA110001','2014-11-30','---','-------------------------','6110800002903000001','SCGCMP','SNOANTDIA110001','D','PROVISION DE ANTIGUEDAD DE PRESTACIONES SOCIALES NOMINA DIARIA NOVIEMBRE 2014',25378,44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3240.65">
            <text:p>23.240,65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110001','2014-11-30','---','-------------------------','6110800004103000001','SCGCMP','SNOANTDIA110001','D','PROVISION DE ANTIGUEDAD DE PRESTACIONES SOCIALES NOMINA DIARIA NOVIEMBRE 2014',23240,65,5);">
            <text:p>INSERT INTO scg_dt_cmp VALUES('0001','SCGCMP','SNOANTDIA110001','2014-11-30','---','-------------------------','6110800004103000001','SCGCMP','SNOANTDIA110001','D','PROVISION DE ANTIGUEDAD DE PRESTACIONES SOCIALES NOMINA DIARIA NOVIEMBRE 2014',23240,65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2252.5">
            <text:p>22.252,50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110001','2014-11-30','---','-------------------------','6110800002003000001','SCGCMP','SNOANTDIA110001','D','PROVISION DE ANTIGUEDAD DE PRESTACIONES SOCIALES NOMINA DIARIA NOVIEMBRE 2014',22252,5,6);">
            <text:p>INSERT INTO scg_dt_cmp VALUES('0001','SCGCMP','SNOANTDIA110001','2014-11-30','---','-------------------------','6110800002003000001','SCGCMP','SNOANTDIA110001','D','PROVISION DE ANTIGUEDAD DE PRESTACIONES SOCIALES NOMINA DIARIA NOVIEMBRE 2014',22252,5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3431.37">
            <text:p>23.431,37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110001','2014-11-30','---','-------------------------','6110800004601000001','SCGCMP','SNOANTDIA110001','D','PROVISION DE ANTIGUEDAD DE PRESTACIONES SOCIALES NOMINA DIARIA NOVIEMBRE 2014',23431,37,7);">
            <text:p>INSERT INTO scg_dt_cmp VALUES('0001','SCGCMP','SNOANTDIA110001','2014-11-30','---','-------------------------','6110800004601000001','SCGCMP','SNOANTDIA110001','D','PROVISION DE ANTIGUEDAD DE PRESTACIONES SOCIALES NOMINA DIARIA NOVIEMBRE 2014',23431,37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744.47">
            <text:p>5.744,47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110001','2014-11-30','---','-------------------------','6110800004002000001','SCGCMP','SNOANTDIA110001','D','PROVISION DE ANTIGUEDAD DE PRESTACIONES SOCIALES NOMINA DIARIA NOVIEMBRE 2014',5744,47,8);">
            <text:p>INSERT INTO scg_dt_cmp VALUES('0001','SCGCMP','SNOANTDIA110001','2014-11-30','---','-------------------------','6110800004002000001','SCGCMP','SNOANTDIA110001','D','PROVISION DE ANTIGUEDAD DE PRESTACIONES SOCIALES NOMINA DIARIA NOVIEMBRE 2014',5744,47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193.29">
            <text:p>2.193,29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110001','2014-11-30','---','-------------------------','6110800002400000001','SCGCMP','SNOANTDIA110001','D','PROVISION DE ANTIGUEDAD DE PRESTACIONES SOCIALES NOMINA DIARIA NOVIEMBRE 2014',2193,29,9);">
            <text:p>INSERT INTO scg_dt_cmp VALUES('0001','SCGCMP','SNOANTDIA110001','2014-11-30','---','-------------------------','6110800002400000001','SCGCMP','SNOANTDIA110001','D','PROVISION DE ANTIGUEDAD DE PRESTACIONES SOCIALES NOMINA DIARIA NOVIEMBRE 2014',2193,29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2688.98">
            <text:p>12.688,98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110001','2014-11-30','---','-------------------------','6110800002802000001','SCGCMP','SNOANTDIA110001','D','PROVISION DE ANTIGUEDAD DE PRESTACIONES SOCIALES NOMINA DIARIA NOVIEMBRE 2014',12688,98,10);">
            <text:p>INSERT INTO scg_dt_cmp VALUES('0001','SCGCMP','SNOANTDIA110001','2014-11-30','---','-------------------------','6110800002802000001','SCGCMP','SNOANTDIA110001','D','PROVISION DE ANTIGUEDAD DE PRESTACIONES SOCIALES NOMINA DIARIA NOVIEMBRE 2014',12688,98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900</text:p>
          </table:table-cell>
          <table:table-cell table:style-name="ce8" office:value-type="float" office:value="24120.89">
            <text:p>24.120,89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110001','2014-11-30','---','-------------------------','6110800002900000001','SCGCMP','SNOANTDIA110001','D','PROVISION DE ANTIGUEDAD DE PRESTACIONES SOCIALES NOMINA DIARIA NOVIEMBRE 2014',24120,89,11);">
            <text:p>INSERT INTO scg_dt_cmp VALUES('0001','SCGCMP','SNOANTDIA110001','2014-11-30','---','-------------------------','6110800002900000001','SCGCMP','SNOANTDIA110001','D','PROVISION DE ANTIGUEDAD DE PRESTACIONES SOCIALES NOMINA DIARIA NOVIEMBRE 2014',24120,89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302</text:p>
          </table:table-cell>
          <table:table-cell table:style-name="ce8" office:value-type="float" office:value="48596.87">
            <text:p>48.596,87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110001','2014-11-30','---','-------------------------','6110800003302000001','SCGCMP','SNOANTDIA110001','D','PROVISION DE ANTIGUEDAD DE PRESTACIONES SOCIALES NOMINA DIARIA NOVIEMBRE 2014',48596,87,12);">
            <text:p>INSERT INTO scg_dt_cmp VALUES('0001','SCGCMP','SNOANTDIA110001','2014-11-30','---','-------------------------','6110800003302000001','SCGCMP','SNOANTDIA110001','D','PROVISION DE ANTIGUEDAD DE PRESTACIONES SOCIALES NOMINA DIARIA NOVIEMBRE 2014',48596,87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201</text:p>
          </table:table-cell>
          <table:table-cell table:style-name="ce8" office:value-type="float" office:value="463812.97">
            <text:p>463.812,97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110001','2014-11-30','---','-------------------------','6110800003201000001','SCGCMP','SNOANTDIA110001','D','PROVISION DE ANTIGUEDAD DE PRESTACIONES SOCIALES NOMINA DIARIA NOVIEMBRE 2014',463812,97,13);">
            <text:p>INSERT INTO scg_dt_cmp VALUES('0001','SCGCMP','SNOANTDIA110001','2014-11-30','---','-------------------------','6110800003201000001','SCGCMP','SNOANTDIA110001','D','PROVISION DE ANTIGUEDAD DE PRESTACIONES SOCIALES NOMINA DIARIA NOVIEMBRE 2014',463812,97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8</text:p>
          </table:table-cell>
          <table:table-cell table:style-name="ce8" office:value-type="float" office:value="67534.8">
            <text:p>67.534,80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110001','2014-11-30','---','-------------------------','6110800004508000001','SCGCMP','SNOANTDIA110001','D','PROVISION DE ANTIGUEDAD DE PRESTACIONES SOCIALES NOMINA DIARIA NOVIEMBRE 2014',67534,8,14);">
            <text:p>INSERT INTO scg_dt_cmp VALUES('0001','SCGCMP','SNOANTDIA110001','2014-11-30','---','-------------------------','6110800004508000001','SCGCMP','SNOANTDIA110001','D','PROVISION DE ANTIGUEDAD DE PRESTACIONES SOCIALES NOMINA DIARIA NOVIEMBRE 2014',67534,8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1584.62">
            <text:p>11.584,62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110001','2014-11-30','---','-------------------------','6110800002904000001','SCGCMP','SNOANTDIA110001','D','PROVISION DE ANTIGUEDAD DE PRESTACIONES SOCIALES NOMINA DIARIA NOVIEMBRE 2014',11584,62,15);">
            <text:p>INSERT INTO scg_dt_cmp VALUES('0001','SCGCMP','SNOANTDIA110001','2014-11-30','---','-------------------------','6110800002904000001','SCGCMP','SNOANTDIA110001','D','PROVISION DE ANTIGUEDAD DE PRESTACIONES SOCIALES NOMINA DIARIA NOVIEMBRE 2014',11584,6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102</text:p>
          </table:table-cell>
          <table:table-cell table:style-name="ce8" office:value-type="float" office:value="30749.36">
            <text:p>30.749,36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110001','2014-11-30','---','-------------------------','6110800003102000001','SCGCMP','SNOANTDIA110001','D','PROVISION DE ANTIGUEDAD DE PRESTACIONES SOCIALES NOMINA DIARIA NOVIEMBRE 2014',30749,36,16);">
            <text:p>INSERT INTO scg_dt_cmp VALUES('0001','SCGCMP','SNOANTDIA110001','2014-11-30','---','-------------------------','6110800003102000001','SCGCMP','SNOANTDIA110001','D','PROVISION DE ANTIGUEDAD DE PRESTACIONES SOCIALES NOMINA DIARIA NOVIEMBRE 2014',30749,3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300</text:p>
          </table:table-cell>
          <table:table-cell table:style-name="ce8" office:value-type="float" office:value="18044.15">
            <text:p>18.044,15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110001','2014-11-30','---','-------------------------','6110800004300000001','SCGCMP','SNOANTDIA110001','D','PROVISION DE ANTIGUEDAD DE PRESTACIONES SOCIALES NOMINA DIARIA NOVIEMBRE 2014',18044,15,17);">
            <text:p>INSERT INTO scg_dt_cmp VALUES('0001','SCGCMP','SNOANTDIA110001','2014-11-30','---','-------------------------','6110800004300000001','SCGCMP','SNOANTDIA110001','D','PROVISION DE ANTIGUEDAD DE PRESTACIONES SOCIALES NOMINA DIARIA NOVIEMBRE 2014',18044,1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601</text:p>
          </table:table-cell>
          <table:table-cell table:style-name="ce8" office:value-type="float" office:value="19148.55">
            <text:p>19.148,55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110001','2014-11-30','---','-------------------------','6110800003601000001','SCGCMP','SNOANTDIA110001','D','PROVISION DE ANTIGUEDAD DE PRESTACIONES SOCIALES NOMINA DIARIA NOVIEMBRE 2014',19148,55,18);">
            <text:p>INSERT INTO scg_dt_cmp VALUES('0001','SCGCMP','SNOANTDIA110001','2014-11-30','---','-------------------------','6110800003601000001','SCGCMP','SNOANTDIA110001','D','PROVISION DE ANTIGUEDAD DE PRESTACIONES SOCIALES NOMINA DIARIA NOVIEMBRE 2014',19148,55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004</text:p>
          </table:table-cell>
          <table:table-cell table:style-name="ce8" office:value-type="float" office:value="70427.46">
            <text:p>70.427,46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110001','2014-11-30','---','-------------------------','6110800002004000001','SCGCMP','SNOANTDIA110001','D','PROVISION DE ANTIGUEDAD DE PRESTACIONES SOCIALES NOMINA DIARIA NOVIEMBRE 2014',70427,46,19);">
            <text:p>INSERT INTO scg_dt_cmp VALUES('0001','SCGCMP','SNOANTDIA110001','2014-11-30','---','-------------------------','6110800002004000001','SCGCMP','SNOANTDIA110001','D','PROVISION DE ANTIGUEDAD DE PRESTACIONES SOCIALES NOMINA DIARIA NOVIEMBRE 2014',70427,46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902</text:p>
          </table:table-cell>
          <table:table-cell table:style-name="ce8" office:value-type="float" office:value="15753.38">
            <text:p>15.753,38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110001','2014-11-30','---','-------------------------','6110800002902000001','SCGCMP','SNOANTDIA110001','D','PROVISION DE ANTIGUEDAD DE PRESTACIONES SOCIALES NOMINA DIARIA NOVIEMBRE 2014',15753,38,20);">
            <text:p>INSERT INTO scg_dt_cmp VALUES('0001','SCGCMP','SNOANTDIA110001','2014-11-30','---','-------------------------','6110800002902000001','SCGCMP','SNOANTDIA110001','D','PROVISION DE ANTIGUEDAD DE PRESTACIONES SOCIALES NOMINA DIARIA NOVIEMBRE 2014',15753,38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101</text:p>
          </table:table-cell>
          <table:table-cell table:style-name="ce8" office:value-type="float" office:value="29723.74">
            <text:p>29.723,74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110001','2014-11-30','---','-------------------------','6110800004101000001','SCGCMP','SNOANTDIA110001','D','PROVISION DE ANTIGUEDAD DE PRESTACIONES SOCIALES NOMINA DIARIA NOVIEMBRE 2014',29723,74,21);">
            <text:p>INSERT INTO scg_dt_cmp VALUES('0001','SCGCMP','SNOANTDIA110001','2014-11-30','---','-------------------------','6110800004101000001','SCGCMP','SNOANTDIA110001','D','PROVISION DE ANTIGUEDAD DE PRESTACIONES SOCIALES NOMINA DIARIA NOVIEMBRE 2014',29723,74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11570.84">
            <text:p>111.570,84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110001','2014-11-30','---','-------------------------','6110800002901000001','SCGCMP','SNOANTDIA110001','D','PROVISION DE ANTIGUEDAD DE PRESTACIONES SOCIALES NOMINA DIARIA NOVIEMBRE 2014',111570,84,22);">
            <text:p>INSERT INTO scg_dt_cmp VALUES('0001','SCGCMP','SNOANTDIA110001','2014-11-30','---','-------------------------','6110800002901000001','SCGCMP','SNOANTDIA110001','D','PROVISION DE ANTIGUEDAD DE PRESTACIONES SOCIALES NOMINA DIARIA NOVIEMBRE 2014',111570,84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955.06">
            <text:p>1.955,0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110001','2014-11-30','---','-------------------------','6110800002701000001','SCGCMP','SNOANTDIA110001','D','PROVISION DE ANTIGUEDAD DE PRESTACIONES SOCIALES NOMINA DIARIA NOVIEMBRE 2014',1955,06,23);">
            <text:p>INSERT INTO scg_dt_cmp VALUES('0001','SCGCMP','SNOANTDIA110001','2014-11-30','---','-------------------------','6110800002701000001','SCGCMP','SNOANTDIA110001','D','PROVISION DE ANTIGUEDAD DE PRESTACIONES SOCIALES NOMINA DIARIA NOVIEMBRE 2014',1955,0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6015.13">
            <text:p>16.015,13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110001','2014-11-30','---','-------------------------','6110800003802000001','SCGCMP','SNOANTDIA110001','D','PROVISION DE ANTIGUEDAD DE PRESTACIONES SOCIALES NOMINA DIARIA NOVIEMBRE 2014',16015,13,24);">
            <text:p>INSERT INTO scg_dt_cmp VALUES('0001','SCGCMP','SNOANTDIA110001','2014-11-30','---','-------------------------','6110800003802000001','SCGCMP','SNOANTDIA110001','D','PROVISION DE ANTIGUEDAD DE PRESTACIONES SOCIALES NOMINA DIARIA NOVIEMBRE 2014',16015,1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7</text:p>
          </table:table-cell>
          <table:table-cell table:style-name="ce8" office:value-type="float" office:value="81430.94">
            <text:p>81.430,94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110001','2014-11-30','---','-------------------------','6110800004507000001','SCGCMP','SNOANTDIA110001','D','PROVISION DE ANTIGUEDAD DE PRESTACIONES SOCIALES NOMINA DIARIA NOVIEMBRE 2014',81430,94,25);">
            <text:p>INSERT INTO scg_dt_cmp VALUES('0001','SCGCMP','SNOANTDIA110001','2014-11-30','---','-------------------------','6110800004507000001','SCGCMP','SNOANTDIA110001','D','PROVISION DE ANTIGUEDAD DE PRESTACIONES SOCIALES NOMINA DIARIA NOVIEMBRE 2014',81430,94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3</text:p>
          </table:table-cell>
          <table:table-cell table:style-name="ce8" office:value-type="float" office:value="25681.36">
            <text:p>25.681,36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110001','2014-11-30','---','-------------------------','6110800004503000001','SCGCMP','SNOANTDIA110001','D','PROVISION DE ANTIGUEDAD DE PRESTACIONES SOCIALES NOMINA DIARIA NOVIEMBRE 2014',25681,36,26);">
            <text:p>INSERT INTO scg_dt_cmp VALUES('0001','SCGCMP','SNOANTDIA110001','2014-11-30','---','-------------------------','6110800004503000001','SCGCMP','SNOANTDIA110001','D','PROVISION DE ANTIGUEDAD DE PRESTACIONES SOCIALES NOMINA DIARIA NOVIEMBRE 2014',25681,36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801</text:p>
          </table:table-cell>
          <table:table-cell table:style-name="ce8" office:value-type="float" office:value="41463.87">
            <text:p>41.463,87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110001','2014-11-30','---','-------------------------','6110800003801000001','SCGCMP','SNOANTDIA110001','D','PROVISION DE ANTIGUEDAD DE PRESTACIONES SOCIALES NOMINA DIARIA NOVIEMBRE 2014',41463,87,27);">
            <text:p>INSERT INTO scg_dt_cmp VALUES('0001','SCGCMP','SNOANTDIA110001','2014-11-30','---','-------------------------','6110800003801000001','SCGCMP','SNOANTDIA110001','D','PROVISION DE ANTIGUEDAD DE PRESTACIONES SOCIALES NOMINA DIARIA NOVIEMBRE 2014',41463,87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304</text:p>
          </table:table-cell>
          <table:table-cell table:style-name="ce8" office:value-type="float" office:value="81828.76">
            <text:p>81.828,76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110001','2014-11-30','---','-------------------------','6110800003304000001','SCGCMP','SNOANTDIA110001','D','PROVISION DE ANTIGUEDAD DE PRESTACIONES SOCIALES NOMINA DIARIA NOVIEMBRE 2014',81828,76,28);">
            <text:p>INSERT INTO scg_dt_cmp VALUES('0001','SCGCMP','SNOANTDIA110001','2014-11-30','---','-------------------------','6110800003304000001','SCGCMP','SNOANTDIA110001','D','PROVISION DE ANTIGUEDAD DE PRESTACIONES SOCIALES NOMINA DIARIA NOVIEMBRE 2014',81828,7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84451.23">
            <text:p>284.451,23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110001','2014-11-30','---','-------------------------','6110800004203000001','SCGCMP','SNOANTDIA110001','D','PROVISION DE ANTIGUEDAD DE PRESTACIONES SOCIALES NOMINA DIARIA NOVIEMBRE 2014',284451,23,29);">
            <text:p>INSERT INTO scg_dt_cmp VALUES('0001','SCGCMP','SNOANTDIA110001','2014-11-30','---','-------------------------','6110800004203000001','SCGCMP','SNOANTDIA110001','D','PROVISION DE ANTIGUEDAD DE PRESTACIONES SOCIALES NOMINA DIARIA NOVIEMBRE 2014',284451,23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2</text:p>
          </table:table-cell>
          <table:table-cell table:style-name="ce8" office:value-type="float" office:value="37579.48">
            <text:p>37.579,48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110001','2014-11-30','---','-------------------------','6110800004502000001','SCGCMP','SNOANTDIA110001','D','PROVISION DE ANTIGUEDAD DE PRESTACIONES SOCIALES NOMINA DIARIA NOVIEMBRE 2014',37579,48,30);">
            <text:p>INSERT INTO scg_dt_cmp VALUES('0001','SCGCMP','SNOANTDIA110001','2014-11-30','---','-------------------------','6110800004502000001','SCGCMP','SNOANTDIA110001','D','PROVISION DE ANTIGUEDAD DE PRESTACIONES SOCIALES NOMINA DIARIA NOVIEMBRE 2014',37579,48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2492.32">
            <text:p>12.492,32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110001','2014-11-30','---','-------------------------','6110800004602000001','SCGCMP','SNOANTDIA110001','D','PROVISION DE ANTIGUEDAD DE PRESTACIONES SOCIALES NOMINA DIARIA NOVIEMBRE 2014',12492,32,31);">
            <text:p>INSERT INTO scg_dt_cmp VALUES('0001','SCGCMP','SNOANTDIA110001','2014-11-30','---','-------------------------','6110800004602000001','SCGCMP','SNOANTDIA110001','D','PROVISION DE ANTIGUEDAD DE PRESTACIONES SOCIALES NOMINA DIARIA NOVIEMBRE 2014',12492,32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201</text:p>
          </table:table-cell>
          <table:table-cell table:style-name="ce8" office:value-type="float" office:value="64625.4">
            <text:p>64.625,40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110001','2014-11-30','---','-------------------------','6110800004201000001','SCGCMP','SNOANTDIA110001','D','PROVISION DE ANTIGUEDAD DE PRESTACIONES SOCIALES NOMINA DIARIA NOVIEMBRE 2014',64625,4,32);">
            <text:p>INSERT INTO scg_dt_cmp VALUES('0001','SCGCMP','SNOANTDIA110001','2014-11-30','---','-------------------------','6110800004201000001','SCGCMP','SNOANTDIA110001','D','PROVISION DE ANTIGUEDAD DE PRESTACIONES SOCIALES NOMINA DIARIA NOVIEMBRE 2014',64625,4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7962.98">
            <text:p>27.962,98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110001','2014-11-30','---','-------------------------','6110800003901000001','SCGCMP','SNOANTDIA110001','D','PROVISION DE ANTIGUEDAD DE PRESTACIONES SOCIALES NOMINA DIARIA NOVIEMBRE 2014',27962,98,33);">
            <text:p>INSERT INTO scg_dt_cmp VALUES('0001','SCGCMP','SNOANTDIA110001','2014-11-30','---','-------------------------','6110800003901000001','SCGCMP','SNOANTDIA110001','D','PROVISION DE ANTIGUEDAD DE PRESTACIONES SOCIALES NOMINA DIARIA NOVIEMBRE 2014',27962,98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102</text:p>
          </table:table-cell>
          <table:table-cell table:style-name="ce8" office:value-type="float" office:value="38092.35">
            <text:p>38.092,35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110001','2014-11-30','---','-------------------------','6110800004102000001','SCGCMP','SNOANTDIA110001','D','PROVISION DE ANTIGUEDAD DE PRESTACIONES SOCIALES NOMINA DIARIA NOVIEMBRE 2014',38092,35,34);">
            <text:p>INSERT INTO scg_dt_cmp VALUES('0001','SCGCMP','SNOANTDIA110001','2014-11-30','---','-------------------------','6110800004102000001','SCGCMP','SNOANTDIA110001','D','PROVISION DE ANTIGUEDAD DE PRESTACIONES SOCIALES NOMINA DIARIA NOVIEMBRE 2014',38092,3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303</text:p>
          </table:table-cell>
          <table:table-cell table:style-name="ce8" office:value-type="float" office:value="5995.17">
            <text:p>5.995,17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110001','2014-11-30','---','-------------------------','6110800003303000001','SCGCMP','SNOANTDIA110001','D','PROVISION DE ANTIGUEDAD DE PRESTACIONES SOCIALES NOMINA DIARIA NOVIEMBRE 2014',5995,17,35);">
            <text:p>INSERT INTO scg_dt_cmp VALUES('0001','SCGCMP','SNOANTDIA110001','2014-11-30','---','-------------------------','6110800003303000001','SCGCMP','SNOANTDIA110001','D','PROVISION DE ANTIGUEDAD DE PRESTACIONES SOCIALES NOMINA DIARIA NOVIEMBRE 2014',5995,17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941.51">
            <text:p>1.941,51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110001','2014-11-30','---','-------------------------','6110800002001000001','SCGCMP','SNOANTDIA110001','D','PROVISION DE ANTIGUEDAD DE PRESTACIONES SOCIALES NOMINA DIARIA NOVIEMBRE 2014',1941,51,36);">
            <text:p>INSERT INTO scg_dt_cmp VALUES('0001','SCGCMP','SNOANTDIA110001','2014-11-30','---','-------------------------','6110800002001000001','SCGCMP','SNOANTDIA110001','D','PROVISION DE ANTIGUEDAD DE PRESTACIONES SOCIALES NOMINA DIARIA NOVIEMBRE 2014',1941,51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803</text:p>
          </table:table-cell>
          <table:table-cell table:style-name="ce8" office:value-type="float" office:value="335098.57">
            <text:p>335.098,57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110001','2014-11-30','---','-------------------------','6110800003803000001','SCGCMP','SNOANTDIA110001','D','PROVISION DE ANTIGUEDAD DE PRESTACIONES SOCIALES NOMINA DIARIA NOVIEMBRE 2014',335098,57,37);">
            <text:p>INSERT INTO scg_dt_cmp VALUES('0001','SCGCMP','SNOANTDIA110001','2014-11-30','---','-------------------------','6110800003803000001','SCGCMP','SNOANTDIA110001','D','PROVISION DE ANTIGUEDAD DE PRESTACIONES SOCIALES NOMINA DIARIA NOVIEMBRE 2014',335098,57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11621.83">
            <text:p>111.621,83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110001','2014-11-30','---','-------------------------','6110800004505000001','SCGCMP','SNOANTDIA110001','D','PROVISION DE ANTIGUEDAD DE PRESTACIONES SOCIALES NOMINA DIARIA NOVIEMBRE 2014',111621,83,38);">
            <text:p>INSERT INTO scg_dt_cmp VALUES('0001','SCGCMP','SNOANTDIA110001','2014-11-30','---','-------------------------','6110800004505000001','SCGCMP','SNOANTDIA110001','D','PROVISION DE ANTIGUEDAD DE PRESTACIONES SOCIALES NOMINA DIARIA NOVIEMBRE 2014',111621,83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4524.64">
            <text:p>14.524,64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110001','2014-11-30','---','-------------------------','6110800003902000001','SCGCMP','SNOANTDIA110001','D','PROVISION DE ANTIGUEDAD DE PRESTACIONES SOCIALES NOMINA DIARIA NOVIEMBRE 2014',14524,64,39);">
            <text:p>INSERT INTO scg_dt_cmp VALUES('0001','SCGCMP','SNOANTDIA110001','2014-11-30','---','-------------------------','6110800003902000001','SCGCMP','SNOANTDIA110001','D','PROVISION DE ANTIGUEDAD DE PRESTACIONES SOCIALES NOMINA DIARIA NOVIEMBRE 2014',14524,64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700</text:p>
          </table:table-cell>
          <table:table-cell table:style-name="ce8" office:value-type="float" office:value="6689.42">
            <text:p>6.689,42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110001','2014-11-30','---','-------------------------','6110800004700000001','SCGCMP','SNOANTDIA110001','D','PROVISION DE ANTIGUEDAD DE PRESTACIONES SOCIALES NOMINA DIARIA NOVIEMBRE 2014',6689,42,40);">
            <text:p>INSERT INTO scg_dt_cmp VALUES('0001','SCGCMP','SNOANTDIA110001','2014-11-30','---','-------------------------','6110800004700000001','SCGCMP','SNOANTDIA110001','D','PROVISION DE ANTIGUEDAD DE PRESTACIONES SOCIALES NOMINA DIARIA NOVIEMBRE 2014',6689,42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413.86">
            <text:p>2.413,86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110001','2014-11-30','---','-------------------------','6110800003701000001','SCGCMP','SNOANTDIA110001','D','PROVISION DE ANTIGUEDAD DE PRESTACIONES SOCIALES NOMINA DIARIA NOVIEMBRE 2014',2413,86,41);">
            <text:p>INSERT INTO scg_dt_cmp VALUES('0001','SCGCMP','SNOANTDIA110001','2014-11-30','---','-------------------------','6110800003701000001','SCGCMP','SNOANTDIA110001','D','PROVISION DE ANTIGUEDAD DE PRESTACIONES SOCIALES NOMINA DIARIA NOVIEMBRE 2014',2413,86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202</text:p>
          </table:table-cell>
          <table:table-cell table:style-name="ce8" office:value-type="float" office:value="35862.27">
            <text:p>35.862,27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110001','2014-11-30','---','-------------------------','6110800004202000001','SCGCMP','SNOANTDIA110001','D','PROVISION DE ANTIGUEDAD DE PRESTACIONES SOCIALES NOMINA DIARIA NOVIEMBRE 2014',35862,27,42);">
            <text:p>INSERT INTO scg_dt_cmp VALUES('0001','SCGCMP','SNOANTDIA110001','2014-11-30','---','-------------------------','6110800004202000001','SCGCMP','SNOANTDIA110001','D','PROVISION DE ANTIGUEDAD DE PRESTACIONES SOCIALES NOMINA DIARIA NOVIEMBRE 2014',35862,27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4868.07">
            <text:p>14.868,07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110001','2014-11-30','---','-------------------------','6110800004506000001','SCGCMP','SNOANTDIA110001','D','PROVISION DE ANTIGUEDAD DE PRESTACIONES SOCIALES NOMINA DIARIA NOVIEMBRE 2014',14868,07,43);">
            <text:p>INSERT INTO scg_dt_cmp VALUES('0001','SCGCMP','SNOANTDIA110001','2014-11-30','---','-------------------------','6110800004506000001','SCGCMP','SNOANTDIA110001','D','PROVISION DE ANTIGUEDAD DE PRESTACIONES SOCIALES NOMINA DIARIA NOVIEMBRE 2014',14868,07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10001</text:p>
          </table:table-cell>
          <table:table-cell table:style-name="ce4" office:value-type="string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110001">
            <text:p>SNOANTDIA11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NOVIEMBRE 2014</text:p>
          </table:table-cell>
          <table:table-cell table:style-name="ce6" office:value-type="string">
            <text:p>4001</text:p>
          </table:table-cell>
          <table:table-cell table:style-name="ce8" office:value-type="float" office:value="14313.78">
            <text:p>14.313,78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110001','2014-11-30','---','-------------------------','6110800004001000001','SCGCMP','SNOANTDIA110001','D','PROVISION DE ANTIGUEDAD DE PRESTACIONES SOCIALES NOMINA DIARIA NOVIEMBRE 2014',14313,78,44);">
            <text:p>INSERT INTO scg_dt_cmp VALUES('0001','SCGCMP','SNOANTDIA110001','2014-11-30','---','-------------------------','6110800004001000001','SCGCMP','SNOANTDIA110001','D','PROVISION DE ANTIGUEDAD DE PRESTACIONES SOCIALES NOMINA DIARIA NOVIEMBRE 2014',14313,78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110001">
            <text:p>SNOANTDIA110001</text:p>
          </table:table-cell>
          <table:table-cell table:formula="of:=[Hoja1.D3]" office:value-type="string" office:string-value="2014-11-30">
            <text:p>2014-11-30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NOVIEMBRE 2014">
            <text:p>PROVISION DE ANTIGUEDAD DE PRESTACIONES SOCIALES NOMINA DIARIA NOVIEM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770699.23">
            <text:p>2.770.699,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110001','2014-11-30','---','-------------------------','PROVISION DE ANTIGUEDAD DE PRESTACIONES SOCIALES NOMINA DIARIA NOVIEMBRE 2014',1,'-','----------','----------',2770699,23,0,0,0,'--','SIGESP');">
            <text:p>INSERT INTO sigesp_cmp VALUES('0001','SCGCMP','SNOANTDIA110001','2014-11-30','---','-------------------------','PROVISION DE ANTIGUEDAD DE PRESTACIONES SOCIALES NOMINA DIARIA NOVIEMBRE 2014',1,'-','----------','----------',2770699,23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38:09</dc:date>
    <dc:creator>Sistema </dc:creator>
    <meta:editing-duration>PT5H49M4S</meta:editing-duration>
    <meta:editing-cycles>25</meta:editing-cycles>
    <meta:generator>LibreOffice/3.5$Linux_X86_64 LibreOffice_project/350m1$Build-2</meta:generator>
    <meta:document-statistic meta:table-count="2" meta:cell-count="727" meta:object-count="0"/>
  </office:meta>
</office:document-meta>
</file>